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marker-end="Arrow" draw:fill="gradient" draw:fill-gradient-name="Subtle_20_Tango_20_Green" draw:textarea-horizontal-align="justify" draw:textarea-vertical-align="middle" draw:auto-grow-height="false" fo:min-height="1.35cm" fo:min-width="2.6cm" draw:shadow="hidden"/>
    </style:style>
    <style:style style:name="gr2" style:family="graphic" style:parent-style-name="standard">
      <style:graphic-properties draw:stroke="solid" svg:stroke-color="#000000" draw:marker-end="Arrow" draw:fill="gradient" draw:fill-gradient-name="Subtle_20_Tango_20_Green" draw:textarea-horizontal-align="justify" draw:textarea-vertical-align="middle" draw:auto-grow-height="false" fo:min-height="1.35cm" fo:min-width="3.7cm" draw:shadow="hidden"/>
    </style:style>
    <style:style style:name="gr3" style:family="graphic" style:parent-style-name="standard">
      <style:graphic-properties draw:stroke="solid" svg:stroke-color="#000000" draw:marker-end="Arrow" draw:fill="gradient" draw:fill-gradient-name="Tango_20_Green" draw:textarea-horizontal-align="justify" draw:textarea-vertical-align="middle" draw:auto-grow-height="false" fo:min-height="1.55cm" fo:min-width="5.4cm" draw:shadow="hidden"/>
    </style:style>
    <style:style style:name="gr4" style:family="graphic" style:parent-style-name="objectwithoutfill">
      <style:graphic-properties draw:stroke="solid" svg:stroke-color="#000000" draw:marker-end="Arrow" draw:marker-end-width="0.3cm" draw:fill="none" draw:textarea-vertical-align="middle" draw:shadow="hidden"/>
    </style:style>
    <style:style style:name="gr5" style:family="graphic" style:parent-style-name="standard">
      <style:graphic-properties draw:stroke="solid" svg:stroke-color="#000000" draw:marker-end="Arrow" draw:fill="gradient" draw:fill-gradient-name="Tango_20_Orange" draw:textarea-horizontal-align="justify" draw:textarea-vertical-align="middle" draw:auto-grow-height="false" fo:min-height="1.104cm" fo:min-width="24.654cm" draw:shadow="hidden"/>
    </style:style>
    <style:style style:name="gr6" style:family="graphic" style:parent-style-name="standard">
      <style:graphic-properties draw:stroke="solid" svg:stroke-color="#000000" draw:marker-end="Arrow" draw:fill="gradient" draw:fill-gradient-name="Tango_20_Orange" draw:textarea-horizontal-align="justify" draw:textarea-vertical-align="middle" draw:auto-grow-height="false" fo:min-height="0.65cm" fo:min-width="4.7cm" draw:shadow="hidden"/>
    </style:style>
    <style:style style:name="gr7" style:family="graphic" style:parent-style-name="standard">
      <style:graphic-properties draw:stroke="solid" svg:stroke-color="#000000" draw:marker-start="Arrow" draw:marker-start-width="0.3cm" draw:marker-end="Arrow" draw:marker-end-width="0.3cm" draw:textarea-vertical-align="middle" draw:shadow="hidden"/>
    </style:style>
    <style:style style:name="gr8" style:family="graphic" style:parent-style-name="standard">
      <style:graphic-properties draw:stroke="solid" svg:stroke-color="#000000" draw:marker-end="Arrow" draw:fill="gradient" draw:fill-gradient-name="Deep_20_Blue" draw:textarea-horizontal-align="justify" draw:textarea-vertical-align="middle" draw:auto-grow-height="false" fo:min-height="1.104cm" fo:min-width="24.654cm" draw:shadow="hidden"/>
    </style:style>
    <style:style style:name="gr9" style:family="graphic" style:parent-style-name="standard">
      <style:graphic-properties draw:stroke="solid" svg:stroke-color="#000000" draw:marker-end="Arrow" draw:fill="gradient" draw:fill-gradient-name="Deep_20_Blue" draw:textarea-horizontal-align="justify" draw:textarea-vertical-align="middle" draw:auto-grow-height="false" fo:min-height="0.65cm" fo:min-width="4.7cm" draw:shadow="hidden"/>
    </style:style>
    <style:style style:name="gr10" style:family="graphic" style:parent-style-name="standard">
      <style:graphic-properties draw:stroke="solid" svg:stroke-color="#000000" draw:marker-end="Arrow" draw:fill="solid" draw:fill-color="#660066" draw:textarea-horizontal-align="justify" draw:textarea-vertical-align="middle" draw:auto-grow-height="false" fo:min-height="0.654cm" fo:min-width="2.604cm" draw:shadow="hidden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6cm" svg:x="2.7cm" svg:y="9.7cm">
          <text:p text:style-name="P1"><text:span text:style-name="T1">__init__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2cm" svg:height="1.6cm" svg:x="6.5cm" svg:y="9.7cm">
          <text:p text:style-name="P2"><text:span text:style-name="T1">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1.8cm" svg:x="11.9cm" svg:y="7.8cm">
          <text:p text:style-name="P2"><text:span text:style-name="T1">dialo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cm" svg:height="1.8cm" svg:x="11.9cm" svg:y="11.4cm">
          <text:p text:style-name="P3"><text:span text:style-name="T1">mode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8cm" svg:y1="10.5cm" svg:x2="6.6cm" svg:y2="10.5cm">
          <text:p/>
        </draw:line>
        <draw:line draw:style-name="gr4" draw:text-style-name="P2" draw:layer="layout" svg:x1="8.5cm" svg:y1="9.7cm" svg:x2="11.9cm" svg:y2="8.7cm">
          <text:p/>
        </draw:line>
        <draw:line draw:style-name="gr4" draw:text-style-name="P2" draw:layer="layout" svg:x1="8.5cm" svg:y1="11.3cm" svg:x2="11.9cm" svg:y2="12.3cm">
          <text:p/>
        </draw:line>
        <draw:custom-shape draw:style-name="gr5" draw:text-style-name="P3" draw:layer="layout" svg:width="25.3cm" svg:height="1.5cm" svg:x="2.3cm" svg:y="5.5cm">
          <text:p text:style-name="P2"><text:span text:style-name="T1">user 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7.6cm" svg:y1="16.9cm" svg:x2="17.6cm" svg:y2="15.5cm">
          <text:p/>
        </draw:line>
        <draw:custom-shape draw:style-name="gr6" draw:text-style-name="P3" draw:layer="layout" svg:width="5.2cm" svg:height="0.9cm" svg:x="14.9cm" svg:y="3.2cm">
          <text:p text:style-name="P2"><text:span text:style-name="T1">user input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9cm" svg:y1="7.8cm" svg:x2="14.9cm" svg:y2="7cm">
          <text:p/>
        </draw:line>
        <draw:line draw:style-name="gr7" draw:text-style-name="P2" draw:layer="layout" svg:x1="14.9cm" svg:y1="9.6cm" svg:x2="14.9cm" svg:y2="11.4cm">
          <text:p/>
        </draw:line>
        <draw:custom-shape draw:style-name="gr8" draw:text-style-name="P3" draw:layer="layout" svg:width="25.3cm" svg:height="1.5cm" svg:x="2.4cm" svg:y="14cm">
          <text:p text:style-name="P2"><text:span text:style-name="T1">contr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5cm" svg:y1="13.2cm" svg:x2="15cm" svg:y2="14cm">
          <text:p/>
        </draw:line>
        <draw:custom-shape draw:style-name="gr6" draw:text-style-name="P3" draw:layer="layout" svg:width="5.2cm" svg:height="0.9cm" svg:x="9.5cm" svg:y="3.2cm">
          <text:p text:style-name="P2"><text:span text:style-name="T1">xml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cm" svg:y1="4.1cm" svg:x2="12.1cm" svg:y2="5.5cm">
          <text:p/>
        </draw:line>
        <draw:custom-shape draw:style-name="gr9" draw:text-style-name="P3" draw:layer="layout" svg:width="5.2cm" svg:height="0.9cm" svg:x="9.5cm" svg:y="16.9cm">
          <text:p text:style-name="P2"><text:span text:style-name="T1">encod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cm" svg:height="0.9cm" svg:x="15cm" svg:y="16.9cm">
          <text:p text:style-name="P2"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1cm" svg:y1="16.901cm" svg:x2="12.1cm" svg:y2="15.501cm">
          <text:p/>
        </draw:line>
        <draw:line draw:style-name="gr4" draw:text-style-name="P2" draw:layer="layout" svg:x1="17.5cm" svg:y1="4.101cm" svg:x2="17.5cm" svg:y2="5.501cm">
          <text:p/>
        </draw:line>
        <draw:custom-shape draw:style-name="gr10" draw:text-style-name="P3" draw:layer="layout" svg:width="3.2cm" svg:height="1cm" svg:x="24.5cm" svg:y="11.9cm">
          <text:p text:style-name="P2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2cm" svg:height="1cm" svg:x="24.401cm" svg:y="8.201cm">
          <text:p text:style-name="P2"><text:span text:style-name="T1">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3.2cm" svg:height="1cm" svg:x="24.501cm" svg:y="10cm">
          <text:p text:style-name="P2"><text:span text:style-name="T1">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jan Helbling</meta:initial-creator>
    <meta:creation-date>2016-02-11T09:55:11.758281319</meta:creation-date>
    <dc:date>2016-02-11T10:37:15.824149089</dc:date>
    <dc:creator>Dijan Helbling</dc:creator>
    <meta:editing-duration>PT11M43S</meta:editing-duration>
    <meta:editing-cycles>1</meta:editing-cycles>
    <meta:document-statistic meta:object-count="23"/>
    <meta:generator>LibreOffice/4.3.3.2$Linux_X86_64 LibreOffice_project/430m0$Build-2</meta:generator>
  </office:meta>
</office:document-meta>
</file>